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a34f3" officeooo:paragraph-rsid="001a34f3" style:font-weight-asian="bold" style:font-weight-complex="bold"/>
    </style:style>
    <style:style style:name="P2" style:family="paragraph" style:parent-style-name="Standard">
      <style:text-properties fo:font-weight="bold" officeooo:rsid="001c33b3" officeooo:paragraph-rsid="001c33b3" style:font-weight-asian="bold" style:font-weight-complex="bold"/>
    </style:style>
    <style:style style:name="P3" style:family="paragraph" style:parent-style-name="Standard">
      <style:text-properties fo:font-weight="normal" officeooo:rsid="001a34f3" officeooo:paragraph-rsid="001a34f3" style:font-weight-asian="normal" style:font-weight-complex="normal"/>
    </style:style>
    <style:style style:name="P4" style:family="paragraph" style:parent-style-name="Standard">
      <style:text-properties fo:font-weight="normal" officeooo:rsid="001c33b3" officeooo:paragraph-rsid="001c33b3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tab/><text:tab/><text:tab/><text:tab/><text:tab/><text:tab/><text:span text:style-name="T1">Question 1</text:span></text:p>
      <text:p text:style-name="P3">#include &lt;stdio.h&gt;</text:p>
      <text:p text:style-name="P3">int insert()</text:p>
      <text:p text:style-name="P3">{</text:p>
      <text:p text:style-name="P3"><text:s text:c="4"/>int array[100] = {0};</text:p>
      <text:p text:style-name="P3"><text:s text:c="4"/>int size = 10;</text:p>
      <text:p text:style-name="P3"><text:s text:c="4"/>for(int i = 0; i &lt; 10; i++)</text:p>
      <text:p text:style-name="P3"><text:s text:c="2"/><text:tab/>{</text:p>
      <text:p text:style-name="P3"><text:s text:c="5"/>array[i] = i+1;</text:p>
      <text:p text:style-name="P3"><text:tab/>}</text:p>
      <text:p text:style-name="P3"><text:tab/>for(int i = 0; i &lt; size; i++)</text:p>
      <text:p text:style-name="P3"><text:tab/>{</text:p>
      <text:p text:style-name="P3"><text:tab/>printf("%d ", array[i]);</text:p>
      <text:p text:style-name="P3"><text:tab/>}</text:p>
      <text:p text:style-name="P3"><text:tab/>printf("\n");</text:p>
      <text:p text:style-name="P3"><text:tab/>int x;</text:p>
      <text:p text:style-name="P3"><text:tab/>printf("Enter the number you want to add: ");</text:p>
      <text:p text:style-name="P3"><text:tab/>scanf("%d", &amp;x);</text:p>
      <text:p text:style-name="P3"><text:tab/>int y;</text:p>
      <text:p text:style-name="P3"><text:tab/>printf("Enter the position you want to add: ");</text:p>
      <text:p text:style-name="P3"><text:tab/>scanf("%d", &amp;y);</text:p>
      <text:p text:style-name="P3"><text:tab/>y = y + 1;</text:p>
      <text:p text:style-name="P3"><text:tab/>size++;</text:p>
      <text:p text:style-name="P3"><text:tab/>for(int i = size-1; i &gt;= y; i--)</text:p>
      <text:p text:style-name="P3"><text:tab/>{</text:p>
      <text:p text:style-name="P3"><text:tab/>array[i] = array[i-1];</text:p>
      <text:p text:style-name="P3"><text:tab/>}</text:p>
      <text:p text:style-name="P3"><text:tab/>array[y-1] = x;</text:p>
      <text:p text:style-name="P3"><text:tab/>for(int i = 0; i &lt; size; i++)</text:p>
      <text:p text:style-name="P3"><text:tab/>{</text:p>
      <text:p text:style-name="P3"><text:tab/>printf("%d ", array[i] );</text:p>
      <text:p text:style-name="P3"><text:tab/>}</text:p>
      <text:p text:style-name="P3"><text:tab/>printf("\n");</text:p>
      <text:p text:style-name="P3"><text:tab/>}int delete()</text:p>
      <text:p text:style-name="P3"><text:tab/>{</text:p>
      <text:p text:style-name="P3"><text:tab/>printf("\n\nNow For Deletion of element..\n");</text:p>
      <text:p text:style-name="P3"><text:tab/>int arr[100];</text:p>
      <text:p text:style-name="P3"><text:tab/>int posi;</text:p>
      <text:p text:style-name="P3"><text:tab/>int v;</text:p>
      <text:p text:style-name="P3"><text:tab/>int size;</text:p>
      <text:p text:style-name="P3"><text:tab/>printf("\nEnter the size of array: ");</text:p>
      <text:p text:style-name="P3"><text:tab/>scanf("%d", &amp;size);</text:p>
      <text:p text:style-name="P3"><text:tab/>printf("Enter %d elements: \n",size);</text:p>
      <text:p text:style-name="P3"><text:tab/>for(v = 0; v &lt; size; v++)</text:p>
      <text:p text:style-name="P3"><text:tab/>{</text:p>
      <text:p text:style-name="P3"><text:tab/>scanf("%d", &amp;arr[v]);</text:p>
      <text:p text:style-name="P3"><text:tab/>}</text:p>
      <text:p text:style-name="P3"><text:tab/>printf("Enter the location you want to delete from: \n");</text:p>
      <text:p text:style-name="P3"><text:tab/>scanf("%d", &amp;posi);</text:p>
      <text:p text:style-name="P3"><text:tab/>if(posi &gt;= size+1)</text:p>
      <text:p text:style-name="P3"><text:tab/>{</text:p>
      <text:p text:style-name="P3"><text:tab/>printf("\n Not possible cause the position you added is more than the size of array. \n");</text:p>
      <text:p text:style-name="P3"><text:soft-page-break/><text:tab/>}</text:p>
      <text:p text:style-name="P3"><text:s text:c="3"/>else</text:p>
      <text:p text:style-name="P3"><text:s text:c="2"/>{</text:p>
      <text:p text:style-name="P3"><text:tab/>for(v = posi-1; v &lt; size-1; v++)</text:p>
      <text:p text:style-name="P3"><text:tab/>{</text:p>
      <text:p text:style-name="P3"><text:tab/>arr[v]= arr[v+1];</text:p>
      <text:p text:style-name="P3"><text:tab/>}</text:p>
      <text:p text:style-name="P3"><text:tab/>printf("Final array after removal is: \n");</text:p>
      <text:p text:style-name="P3"><text:tab/>for(v = 0; v &lt; size-1; v++)</text:p>
      <text:p text:style-name="P3"><text:tab/>{</text:p>
      <text:p text:style-name="P3"><text:tab/>printf("%d ", arr[v]);</text:p>
      <text:p text:style-name="P3"><text:tab/>}</text:p>
      <text:p text:style-name="P3"><text:s text:c="3"/>}</text:p>
      <text:p text:style-name="P3">}</text:p>
      <text:p text:style-name="P3">int operation()</text:p>
      <text:p text:style-name="P3">{</text:p>
      <text:p text:style-name="P3"><text:tab/>printf("\n\n\nNow For sum of even and odd numbers from array..\n");</text:p>
      <text:p text:style-name="P3"><text:tab/>int mat[10];</text:p>
      <text:p text:style-name="P3"><text:tab/>int size;</text:p>
      <text:p text:style-name="P3"><text:tab/>int even = 0, odd = 0;printf("Enter the size of array: \n");</text:p>
      <text:p text:style-name="P3"><text:tab/>scanf("%d", &amp;size);</text:p>
      <text:p text:style-name="P3"><text:tab/>printf("Enter the array elements: \n");</text:p>
      <text:p text:style-name="P3"><text:tab/>for(int i = 0; i &lt; size; i++)</text:p>
      <text:p text:style-name="P3"><text:tab/>{</text:p>
      <text:p text:style-name="P3"><text:tab/>scanf("%d", &amp;mat[i]);</text:p>
      <text:p text:style-name="P3"><text:tab/>}</text:p>
      <text:p text:style-name="P3"><text:tab/>for(int i = 0; i &lt; size; i++)</text:p>
      <text:p text:style-name="P3"><text:s text:c="3"/>{ <text:s text:c="2"/></text:p>
      <text:p text:style-name="P3"><text:tab/>if(mat[i]%2 == 0)</text:p>
      <text:p text:style-name="P3"><text:tab/>{</text:p>
      <text:p text:style-name="P3"><text:tab/>even = even + mat[i];</text:p>
      <text:p text:style-name="P3"><text:tab/>}</text:p>
      <text:p text:style-name="P3"><text:tab/>else</text:p>
      <text:p text:style-name="P3"><text:tab/>{</text:p>
      <text:p text:style-name="P3"><text:tab/>odd = odd + mat[i];</text:p>
      <text:p text:style-name="P3"><text:tab/>}</text:p>
      <text:p text:style-name="P3"><text:s text:c="3"/>}</text:p>
      <text:p text:style-name="P3"><text:tab/>printf("\n The sum of even numbers are: %d", even);</text:p>
      <text:p text:style-name="P3"><text:tab/>printf("\n The sum of odd numbers are: %d\n", odd);</text:p>
      <text:p text:style-name="P3"><text:s/>}</text:p>
      <text:p text:style-name="P3">int con()</text:p>
      <text:p text:style-name="P3">{</text:p>
      <text:p text:style-name="P3"><text:tab/>int ay[10];</text:p>
      <text:p text:style-name="P3"><text:tab/>int a[5] = {0, 2, 4, 6, 8};</text:p>
      <text:p text:style-name="P3"><text:tab/>int b[5] = {1, 3, 5, 7, 9};</text:p>
      <text:p text:style-name="P3"><text:tab/>int loop, index, a_len, b_len;</text:p>
      <text:p text:style-name="P3"><text:tab/>a_len = b_len = 5;</text:p>
      <text:p text:style-name="P3"><text:tab/>index = 0;</text:p>
      <text:p text:style-name="P3"><text:tab/>for(loop = 0; loop &lt; a_len; loop++)</text:p>
      <text:p text:style-name="P3"><text:tab/>{</text:p>
      <text:p text:style-name="P3"><text:tab/>ay[index] = a[loop];</text:p>
      <text:p text:style-name="P3"><text:tab/>index++;</text:p>
      <text:p text:style-name="P3"><text:soft-page-break/><text:tab/>}</text:p>
      <text:p text:style-name="P3"><text:tab/>for(loop = 0; loop &lt; b_len; loop++)</text:p>
      <text:p text:style-name="P3"><text:tab/>{</text:p>
      <text:p text:style-name="P3"><text:tab/>ay[index] = b[loop];</text:p>
      <text:p text:style-name="P3"><text:tab/>index++;</text:p>
      <text:p text:style-name="P3"><text:tab/>}</text:p>
      <text:p text:style-name="P3"><text:tab/>printf("\n a = ");for(loop = 0; loop &lt; a_len; loop++)</text:p>
      <text:p text:style-name="P3"><text:tab/>{</text:p>
      <text:p text:style-name="P3"><text:tab/>printf(" %d", a[loop]);</text:p>
      <text:p text:style-name="P3"><text:tab/>}</text:p>
      <text:p text:style-name="P3"><text:tab/>printf("\n b = ");</text:p>
      <text:p text:style-name="P3"><text:tab/>for(loop = 0; loop &lt; b_len; loop++)</text:p>
      <text:p text:style-name="P3"><text:tab/>{</text:p>
      <text:p text:style-name="P3"><text:tab/>printf(" %d", b[loop]);</text:p>
      <text:p text:style-name="P3"><text:tab/>}</text:p>
      <text:p text:style-name="P3"><text:tab/>printf("\nConcatination = ");</text:p>
      <text:p text:style-name="P3"><text:tab/>for(loop = 0; loop &lt; 10; loop++)</text:p>
      <text:p text:style-name="P3"><text:tab/>{</text:p>
      <text:p text:style-name="P3"><text:tab/>printf(" %d", ay[loop]);</text:p>
      <text:p text:style-name="P3"><text:tab/>}</text:p>
      <text:p text:style-name="P3"><text:tab/>printf("\n");</text:p>
      <text:p text:style-name="P3">}</text:p>
      <text:p text:style-name="P3">int main()</text:p>
      <text:p text:style-name="P3">{</text:p>
      <text:p text:style-name="P3"><text:s text:c="3"/><text:tab/>insert();</text:p>
      <text:p text:style-name="P3"><text:tab/>delete();</text:p>
      <text:p text:style-name="P3"><text:tab/>operation();</text:p>
      <text:p text:style-name="P3"><text:tab/>con();</text:p>
      <text:p text:style-name="P3"><text:tab/>return 0;</text:p>
      <text:p text:style-name="P3">}</text:p>
      <text:p text:style-name="P3"/>
      <text:p text:style-name="P1"><text:s text:c="51"/>Question 2</text:p>
      <text:p text:style-name="P1"/>
      <text:p text:style-name="P3">#include &lt;stdio.h&gt;</text:p>
      <text:p text:style-name="P3">int largest(int arr[3][5][5],int n)</text:p>
      <text:p text:style-name="P3">{</text:p>
      <text:p text:style-name="P3"><text:tab/>int i,j,k;</text:p>
      <text:p text:style-name="P3"><text:tab/>int max = arr[0][0][0];</text:p>
      <text:p text:style-name="P3"><text:tab/>for (i = 0; i &lt; 3; i++)</text:p>
      <text:p text:style-name="P3"><text:tab/>{</text:p>
      <text:p text:style-name="P3"><text:tab/>for(j = 0; j &lt; 5; j++ )</text:p>
      <text:p text:style-name="P3"><text:tab/>{</text:p>
      <text:p text:style-name="P3"><text:tab/>for (k = 0; k &lt; 5; ++k)</text:p>
      <text:p text:style-name="P3"><text:tab/>{</text:p>
      <text:p text:style-name="P3"><text:tab/>if (arr[i][j][k] &gt; max)</text:p>
      <text:p text:style-name="P3"><text:tab/>max = arr[i][j][k];</text:p>
      <text:p text:style-name="P3"><text:tab/>// printf("arr[%d][%d][%d] = %d \n",i,j,k,arr[i][j][k] );</text:p>
      <text:p text:style-name="P3"><text:tab/>}</text:p>
      <text:p text:style-name="P3"><text:tab/>}</text:p>
      <text:p text:style-name="P3"><text:tab/>}</text:p>
      <text:p text:style-name="P3"><text:tab/>return max;</text:p>
      <text:p text:style-name="P3">}</text:p>
      <text:p text:style-name="P3"><text:soft-page-break/>int main()</text:p>
      <text:p text:style-name="P3">{</text:p>
      <text:p text:style-name="P3"><text:tab/>int arr[3][5][5] =</text:p>
      <text:p text:style-name="P3"><text:tab/>{</text:p>
      <text:p text:style-name="P3"><text:tab/>{</text:p>
      <text:p text:style-name="P3"><text:tab/>102, 34, 75, 0, 88,</text:p>
      <text:p text:style-name="P3"><text:tab/>110, 24, 5, 9, 8,</text:p>
      <text:p text:style-name="P3"><text:tab/>150, 32, 5, 0, 188,</text:p>
      <text:p text:style-name="P3"><text:tab/>106, 3, 4, 9, 968,</text:p>
      <text:p text:style-name="P3"><text:tab/>107, 2, 5, 0, 98</text:p>
      <text:p text:style-name="P3"><text:tab/>},</text:p>
      <text:p text:style-name="P3"><text:tab/>{</text:p>
      <text:p text:style-name="P3"><text:tab/>102, 34, 75, 0, 88,</text:p>
      <text:p text:style-name="P3"><text:tab/>110, 24, 5, 9, 8,</text:p>
      <text:p text:style-name="P3"><text:tab/>150, 32, 5, 0, 188,</text:p>
      <text:p text:style-name="P3"><text:tab/>106, 3, 4, 9, 968,</text:p>
      <text:p text:style-name="P3"><text:tab/>107, 2, 5, 0, 98</text:p>
      <text:p text:style-name="P3"><text:tab/>},</text:p>
      <text:p text:style-name="P3"><text:tab/>{</text:p>
      <text:p text:style-name="P3"><text:tab/>102, 34, 75, 123, 88,</text:p>
      <text:p text:style-name="P3"><text:tab/>110, 24, 5, 9, 8,</text:p>
      <text:p text:style-name="P3"><text:tab/>150, 3231, 5, 124, 100,</text:p>
      <text:p text:style-name="P3"><text:tab/>106, 3, 4, 9, 968,</text:p>
      <text:p text:style-name="P3"><text:tab/>107, 2, 5, 34, 90</text:p>
      <text:p text:style-name="P3"><text:tab/>}</text:p>
      <text:p text:style-name="P3"><text:tab/>};</text:p>
      <text:p text:style-name="P3"><text:tab/>int n = sizeof(arr)/sizeof(arr[0][0][0]);printf("Largest in given array is %d\n", largest(arr, n));</text:p>
      <text:p text:style-name="P3"><text:tab/>return 0;</text:p>
      <text:p text:style-name="P3">}</text:p>
      <text:p text:style-name="P3"/>
      <text:p text:style-name="P3"/>
      <text:p text:style-name="P2"><text:tab/><text:tab/><text:tab/><text:tab/><text:tab/><text:tab/>Question 3</text:p>
      <text:p text:style-name="P2"/>
      <text:p text:style-name="P4">#include &lt;stdio.h&gt;</text:p>
      <text:p text:style-name="P4"><text:s/></text:p>
      <text:p text:style-name="P4">int main()</text:p>
      <text:p text:style-name="P4">{</text:p>
      <text:p text:style-name="P4"><text:s text:c="2"/>int m, n, c, d, matrix[10][10], transpose[10][10];</text:p>
      <text:p text:style-name="P4"><text:s/></text:p>
      <text:p text:style-name="P4"><text:s text:c="2"/>printf("Enter the number of rows of a matrix:");</text:p>
      <text:p text:style-name="P4"><text:s text:c="2"/>scanf("%d",&amp;m);</text:p>
      <text:p text:style-name="P4"><text:s text:c="2"/>printf("enter the number of column of a matrix:");</text:p>
      <text:p text:style-name="P4"><text:s text:c="2"/>scanf("%d",&amp;n);</text:p>
      <text:p text:style-name="P4"><text:s text:c="2"/>printf("Enter the element \n");</text:p>
      <text:p text:style-name="P4"><text:s text:c="2"/>for (c = 0; c &lt; m; c++)</text:p>
      <text:p text:style-name="P4"><text:s text:c="4"/>for (d = 0; d &lt; n; d++)</text:p>
      <text:p text:style-name="P4"><text:s text:c="6"/>scanf("%d", &amp;matrix[c][d]);</text:p>
      <text:p text:style-name="P4"><text:s text:c="2"/>for(int i=0;i&lt;m;i++)</text:p>
      <text:p text:style-name="P4"><text:s text:c="2"/>{</text:p>
      <text:p text:style-name="P4"><text:s text:c="4"/>for(int j=0;j&lt;n;j++)</text:p>
      <text:p text:style-name="P4"><text:s text:c="4"/>{</text:p>
      <text:p text:style-name="P4"><text:s text:c="6"/>printf("%d <text:s text:c="2"/>",matrix[i][j]);</text:p>
      <text:p text:style-name="P4"><text:soft-page-break/><text:s text:c="6"/>if(j == n -1)</text:p>
      <text:p text:style-name="P4"><text:s text:c="6"/>{</text:p>
      <text:p text:style-name="P4"><text:s text:c="8"/>printf("\n");</text:p>
      <text:p text:style-name="P4"><text:s text:c="6"/>}</text:p>
      <text:p text:style-name="P4"><text:s text:c="4"/>}</text:p>
      <text:p text:style-name="P4"><text:s text:c="2"/>}</text:p>
      <text:p text:style-name="P4"><text:s/></text:p>
      <text:p text:style-name="P4"><text:s text:c="2"/>for (c = 0; c &lt; m; c++)</text:p>
      <text:p text:style-name="P4"><text:s text:c="4"/>for (d = 0; d &lt; n; d++)</text:p>
      <text:p text:style-name="P4"><text:s text:c="6"/>transpose[d][c] = matrix[c][d];</text:p>
      <text:p text:style-name="P4"><text:s/></text:p>
      <text:p text:style-name="P4"><text:s text:c="2"/>printf("Transpose of the matrix:\n");</text:p>
      <text:p text:style-name="P4"><text:s/></text:p>
      <text:p text:style-name="P4"><text:s text:c="2"/>for (c = 0; c &lt; n; c++) {</text:p>
      <text:p text:style-name="P4"><text:s text:c="4"/>for (d = 0; d &lt; m; d++)</text:p>
      <text:p text:style-name="P4"><text:s text:c="6"/>printf("%d\t", transpose[c][d]);</text:p>
      <text:p text:style-name="P4"><text:s text:c="4"/>printf("\n");</text:p>
      <text:p text:style-name="P4"><text:s text:c="2"/>}</text:p>
      <text:p text:style-name="P4"/>
      <text:p text:style-name="P4"><text:s text:c="2"/>return 0;</text:p>
      <text:p text:style-name="P4">}</text:p>
      <text:p text:style-name="P4"/>
      <text:p text:style-name="P2"><text:tab/><text:tab/><text:tab/><text:tab/><text:tab/><text:tab/>Question 4</text:p>
      <text:p text:style-name="P2"/>
      <text:p text:style-name="P4">#include &lt;stdio.h&gt;</text:p>
      <text:p text:style-name="P4">#include&lt;string.h&gt;</text:p>
      <text:p text:style-name="P4">int main()</text:p>
      <text:p text:style-name="P4">{</text:p>
      <text:p text:style-name="P4"><text:tab/>int i, j, found = 0;</text:p>
      <text:p text:style-name="P4"><text:tab/>char *country[][2] =</text:p>
      <text:p text:style-name="P4"><text:tab/>{</text:p>
      <text:p text:style-name="P4"><text:tab/>{ "Bhutan" },</text:p>
      <text:p text:style-name="P4"><text:tab/>{ "Thailand" },</text:p>
      <text:p text:style-name="P4"><text:tab/>{ "India" },</text:p>
      <text:p text:style-name="P4"><text:tab/>{ "USA" }}, name[20];</text:p>
      <text:p text:style-name="P4"><text:tab/>char *city[][2] =</text:p>
      <text:p text:style-name="P4"><text:tab/>{</text:p>
      <text:p text:style-name="P4"><text:tab/>{ "Thimphu" },</text:p>
      <text:p text:style-name="P4"><text:tab/>{ "Bangkok" },</text:p>
      <text:p text:style-name="P4"><text:tab/>{ "Dheli" },</text:p>
      <text:p text:style-name="P4"><text:tab/>{ "Washington DC" }</text:p>
      <text:p text:style-name="P4"><text:tab/>};</text:p>
      <text:p text:style-name="P4"><text:tab/>printf("Enter Country Name: \n");</text:p>
      <text:p text:style-name="P4"><text:tab/>scanf("%s",&amp;*name);</text:p>
      <text:p text:style-name="P4"><text:tab/>for(i = 0; i &lt; 5; i++)</text:p>
      <text:p text:style-name="P4"><text:tab/>{</text:p>
      <text:p text:style-name="P4"><text:tab/>if(strcmp(name, *country[i]) == 0 )</text:p>
      <text:p text:style-name="P4"><text:tab/>{</text:p>
      <text:p text:style-name="P4"><text:tab/>found = 1;</text:p>
      <text:p text:style-name="P4"><text:tab/>break;</text:p>
      <text:p text:style-name="P4"><text:tab/>}</text:p>
      <text:p text:style-name="P4"><text:tab/>}</text:p>
      <text:p text:style-name="P4"><text:soft-page-break/><text:tab/>if(found==1)</text:p>
      <text:p text:style-name="P4"><text:tab/>{</text:p>
      <text:p text:style-name="P4"><text:tab/>printf("\nThe Capital City Of %s Is %s.\n", name, &amp;*city[i][j]);</text:p>
      <text:p text:style-name="P4"><text:tab/>}</text:p>
      <text:p text:style-name="P4"><text:tab/>else</text:p>
      <text:p text:style-name="P4"><text:tab/>{</text:p>
      <text:p text:style-name="P4"><text:tab/>printf("Error: You are not allowed to run this program.\n");</text:p>
      <text:p text:style-name="P4"><text:tab/>}</text:p>
      <text:p text:style-name="P4"><text:tab/>return 0;</text:p>
      <text:p text:style-name="P4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7T19:25:30.153729188</meta:creation-date>
    <dc:date>2020-10-27T19:42:29.143576882</dc:date>
    <meta:editing-duration>PT6M38S</meta:editing-duration>
    <meta:editing-cycles>1</meta:editing-cycles>
    <meta:document-statistic meta:table-count="0" meta:image-count="0" meta:object-count="0" meta:page-count="6" meta:paragraph-count="262" meta:word-count="804" meta:character-count="4382" meta:non-whitespace-character-count="3427"/>
    <meta:generator>LibreOffice/6.4.6.2$Linux_X86_64 LibreOffice_project/40$Build-2</meta:generator>
  </office:meta>
</office:document-meta>
</file>